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 serif" svg:font-family="'San serif'" style:font-family-generic="swiss"/>
    <style:font-face style:name="sans-serif" svg:font-family="sans-serif"/>
  </office:font-face-decls>
  <office:automatic-styles>
    <style:style style:name="P1" style:family="paragraph" style:parent-style-name="Standard">
      <style:paragraph-properties fo:text-align="start" style:justify-single-word="false" style:writing-mode="lr-tb"/>
      <style:text-properties fo:color="#729fcf" loext:opacity="100%" style:font-name="sans-serif" fo:font-size="12pt" officeooo:rsid="001300a8" officeooo:paragraph-rsid="001300a8"/>
    </style:style>
    <style:style style:name="P2" style:family="paragraph" style:parent-style-name="Standard">
      <style:paragraph-properties fo:text-align="start" style:justify-single-word="false" style:writing-mode="lr-tb"/>
      <style:text-properties fo:color="#729fcf" loext:opacity="100%" style:font-name="sans-serif" fo:font-size="12pt" officeooo:rsid="000d2bb9" officeooo:paragraph-rsid="000d2bb9"/>
    </style:style>
    <style:style style:name="P3" style:family="paragraph" style:parent-style-name="Standard">
      <style:paragraph-properties fo:text-align="start" style:justify-single-word="false" style:writing-mode="lr-tb"/>
      <style:text-properties fo:color="#729fcf" loext:opacity="100%" style:font-name="sans-serif" fo:font-size="12pt" officeooo:paragraph-rsid="001300a8"/>
    </style:style>
    <style:style style:name="P4" style:family="paragraph" style:parent-style-name="Standard">
      <style:paragraph-properties fo:text-align="start" style:justify-single-word="false" style:writing-mode="lr-tb"/>
      <style:text-properties fo:color="#729fcf" loext:opacity="100%" style:font-name="sans-serif" fo:font-size="12pt" officeooo:rsid="0009d2c8" officeooo:paragraph-rsid="0009d2c8"/>
    </style:style>
    <style:style style:name="P5" style:family="paragraph" style:parent-style-name="Standard">
      <style:paragraph-properties fo:text-align="start" style:justify-single-word="false" style:writing-mode="lr-tb"/>
      <style:text-properties fo:color="#729fcf" loext:opacity="100%" style:font-name="San serif" officeooo:paragraph-rsid="000eb961"/>
    </style:style>
    <style:style style:name="P6" style:family="paragraph" style:parent-style-name="Standard">
      <style:paragraph-properties fo:text-align="start" style:justify-single-word="false" style:writing-mode="lr-tb"/>
      <style:text-properties fo:color="#729fcf" loext:opacity="100%" officeooo:paragraph-rsid="0014304a"/>
    </style:style>
    <style:style style:name="P7" style:family="paragraph" style:parent-style-name="Standard">
      <style:paragraph-properties fo:text-align="start" style:justify-single-word="false" style:writing-mode="lr-tb"/>
      <style:text-properties fo:color="#729fcf" loext:opacity="100%" officeooo:paragraph-rsid="0015cf19"/>
    </style:style>
    <style:style style:name="P8" style:family="paragraph" style:parent-style-name="Standard">
      <style:paragraph-properties fo:text-align="start" style:justify-single-word="false" style:writing-mode="lr-tb"/>
      <style:text-properties fo:color="#729fcf" loext:opacity="100%" officeooo:paragraph-rsid="00168c7c"/>
    </style:style>
    <style:style style:name="P9" style:family="paragraph" style:parent-style-name="Standard">
      <style:paragraph-properties fo:text-align="start" style:justify-single-word="false"/>
      <style:text-properties fo:color="#729fcf" loext:opacity="100%"/>
    </style:style>
    <style:style style:name="P10" style:family="paragraph" style:parent-style-name="Standard">
      <style:paragraph-properties fo:text-align="start" style:justify-single-word="false" style:writing-mode="lr-tb"/>
      <style:text-properties officeooo:paragraph-rsid="00083745"/>
    </style:style>
    <style:style style:name="P11" style:family="paragraph" style:parent-style-name="Standard">
      <style:paragraph-properties fo:text-align="start" style:justify-single-word="false" style:writing-mode="lr-tb"/>
      <style:text-properties officeooo:paragraph-rsid="00086ab3"/>
    </style:style>
    <style:style style:name="P12" style:family="paragraph" style:parent-style-name="Standard">
      <style:paragraph-properties fo:text-align="start" style:justify-single-word="false" style:writing-mode="lr-tb"/>
      <style:text-properties officeooo:paragraph-rsid="0014304a"/>
    </style:style>
    <style:style style:name="P13" style:family="paragraph" style:parent-style-name="Standard">
      <style:paragraph-properties fo:text-align="start" style:justify-single-word="false" style:writing-mode="lr-tb"/>
      <style:text-properties officeooo:paragraph-rsid="0009d2c8"/>
    </style:style>
    <style:style style:name="P14" style:family="paragraph" style:parent-style-name="Standard">
      <style:paragraph-properties fo:text-align="start" style:justify-single-word="false" style:writing-mode="lr-tb"/>
      <style:text-properties officeooo:paragraph-rsid="000d2bb9"/>
    </style:style>
    <style:style style:name="P15" style:family="paragraph" style:parent-style-name="Standard">
      <style:paragraph-properties fo:text-align="start" style:justify-single-word="false" style:writing-mode="lr-tb"/>
      <style:text-properties officeooo:paragraph-rsid="000eb961"/>
    </style:style>
    <style:style style:name="P16" style:family="paragraph" style:parent-style-name="Standard">
      <style:paragraph-properties fo:text-align="start" style:justify-single-word="false" style:writing-mode="lr-tb"/>
      <style:text-properties officeooo:paragraph-rsid="00119637"/>
    </style:style>
    <style:style style:name="P17" style:family="paragraph" style:parent-style-name="Standard">
      <style:paragraph-properties fo:text-align="start" style:justify-single-word="false" style:writing-mode="lr-tb"/>
      <style:text-properties officeooo:paragraph-rsid="001300a8"/>
    </style:style>
    <style:style style:name="P18" style:family="paragraph" style:parent-style-name="Standard">
      <style:paragraph-properties fo:text-align="start" style:justify-single-word="false" style:writing-mode="lr-tb"/>
      <style:text-properties officeooo:paragraph-rsid="0015cf19"/>
    </style:style>
    <style:style style:name="P19" style:family="paragraph" style:parent-style-name="Standard">
      <style:paragraph-properties fo:text-align="start" style:justify-single-word="false" style:writing-mode="lr-tb"/>
      <style:text-properties officeooo:paragraph-rsid="00168c7c"/>
    </style:style>
    <style:style style:name="T1" style:family="text">
      <style:text-properties style:font-name="sans-serif" fo:font-size="10.5pt"/>
    </style:style>
    <style:style style:name="T2" style:family="text">
      <style:text-properties style:font-name="sans-serif" fo:font-size="17.25pt"/>
    </style:style>
    <style:style style:name="T3" style:family="text">
      <style:text-properties style:font-name="sans-serif" fo:font-size="12pt"/>
    </style:style>
    <style:style style:name="T4" style:family="text">
      <style:text-properties style:font-name="sans-serif" fo:font-size="12pt" officeooo:rsid="001300a8"/>
    </style:style>
    <style:style style:name="T5" style:family="text">
      <style:text-properties fo:color="#5983b0" loext:opacity="100%" style:font-name="sans-serif" fo:font-size="12pt" officeooo:rsid="00086ab3"/>
    </style:style>
    <style:style style:name="T6" style:family="text">
      <style:text-properties fo:color="#5983b0" loext:opacity="100%" style:font-name="sans-serif" fo:font-size="12pt" officeooo:rsid="0009d2c8"/>
    </style:style>
    <style:style style:name="T7" style:family="text">
      <style:text-properties fo:color="#5983b0" loext:opacity="100%" style:font-name="sans-serif" fo:font-size="12pt" officeooo:rsid="000a1c8f"/>
    </style:style>
    <style:style style:name="T8" style:family="text">
      <style:text-properties fo:color="#729fcf" loext:opacity="100%" style:font-name="sans-serif" fo:font-size="12pt"/>
    </style:style>
    <style:style style:name="T9" style:family="text">
      <style:text-properties fo:color="#729fcf" loext:opacity="100%" style:font-name="sans-serif" fo:font-size="12pt" officeooo:rsid="000bf6af"/>
    </style:style>
    <style:style style:name="T10" style:family="text">
      <style:text-properties fo:color="#729fcf" loext:opacity="100%" style:font-name="sans-serif" fo:font-size="12pt" officeooo:rsid="000d2bb9"/>
    </style:style>
    <style:style style:name="T11" style:family="text">
      <style:text-properties fo:color="#729fcf" loext:opacity="100%" style:font-name="sans-serif" fo:font-size="12pt" officeooo:rsid="00119637"/>
    </style:style>
    <style:style style:name="T12" style:family="text">
      <style:text-properties fo:color="#729fcf" loext:opacity="100%" style:font-name="sans-serif" fo:font-size="12pt" officeooo:rsid="001300a8"/>
    </style:style>
    <style:style style:name="T13" style:family="text">
      <style:text-properties fo:color="#729fcf" loext:opacity="100%" style:font-name="sans-serif" fo:font-size="12pt" officeooo:rsid="000a1c8f"/>
    </style:style>
    <style:style style:name="T14" style:family="text">
      <style:text-properties fo:color="#729fcf" loext:opacity="100%" style:font-name="sans-serif" fo:font-size="12pt" officeooo:rsid="0009d2c8"/>
    </style:style>
    <style:style style:name="T15" style:family="text">
      <style:text-properties fo:color="#729fcf" loext:opacity="100%" style:font-name="sans-serif" fo:font-size="12pt" officeooo:rsid="00086ab3"/>
    </style:style>
    <style:style style:name="T16" style:family="text">
      <style:text-properties fo:color="#729fcf" loext:opacity="100%" style:font-name="Sa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5.</text:span><text:bookmark text:name="page1R_mcid1"/> <text:span text:style-name="T2">CUESTIONES DE REPASO</text:span><text:bookmark text:name="page1R_mcid3"/><text:bookmark text:name="page1R_mcid2"/><text:line-break/><text:span text:style-name="T3">1.-</text:span> <text:span text:style-name="T3">Describe las principales aplicaciones de una red de área local en la actualidad.</text:span></text:p>
      <text:p text:style-name="P11"><text:span text:style-name="T15">Un modo de imlementar LAN en la actualidad es la utilización de enlaces radioele¡éctricos, conocidos como redes de área local inalámbrica(WLAN).</text:span><text:line-break/><text:span text:style-name="T3">2.-</text:span> <text:span text:style-name="T3">Pregunta ¿ Hoy en día es posible utilizar equipos en una empresa, oficina, o tienda al público sin estar conectados a una red de área local ?. Razona la respuesta.</text:span></text:p>
      <text:p text:style-name="P12"><text:bookmark text:name="page1R_mcid5"/><text:span text:style-name="T15">Hay otras opciones para conectar una gran cantidad de equipos a la misma red, como por ejemplo los conmutadores, que conectan cables de par trenzado con una topología estrella. Trabaja con las direcciones MAC de los dispositivos de red. Cuando reciben información a través de un puerto examinan a que dirección va destinada y se envía a través del puerto al equipo destino.</text:span><text:line-break/><text:span text:style-name="T3">3.-</text:span> <text:span text:style-name="T3">¿ Cuáles son las principales diferencias de un sistema operativo de red en comparación con un sistema operativo monopuesto ?</text:span></text:p>
      <text:p text:style-name="P12"><text:bookmark text:name="page1R_mcid6"/><text:span text:style-name="T3">La principal diferencia es que ambos están pensados para poder realizar tareas de propósito general. Sin embargo, el S.O. monopuesto no permite el uso de varios usuarios a la vez; mientras que el S.O. en red sí está pensado para interconectar equipos y trabajar simultáneamente con ellos.</text:span><text:line-break/><text:span text:style-name="T3">4.-</text:span> <text:span text:style-name="T3">Define el concepto de “pila de protocolos” y descríbelo con un ejemplo.</text:span></text:p>
      <text:p text:style-name="P13"><text:bookmark text:name="page1R_mcid7"/><text:span text:style-name="T15">La pila de protocolos es una colección ordenada de protocolos organizados en capas que se ponen una encima de otras, cada protocolo proporciona servios a los protocolos de las superiores.</text:span><text:line-break/><text:span text:style-name="T3">5.-</text:span> <text:span text:style-name="T3">Define la filosofía cliente-servidor en la arquitectura de un sistema operativo de red y compárala con la filosofía entre iguales. Pon ejemplo para ambos casos.</text:span></text:p>
      <text:p text:style-name="P4"><text:bookmark text:name="page1R_mcid8"/>Los sistemas cliente-servidor son sistemas de red donde cada nodo tiene una función claramente definida, de forma que el NOS será diferente para cada estación, dependiendo de su finalidad. El cliente realiza peticiones al servidor obteniendo el resultado de la petición.</text:p>
      <text:p text:style-name="P13"><text:span text:style-name="T14">Mientras que en los sistemas P2P, el NOS actua de manera simultánea como estación de trabajo y servidor. </text:span><text:line-break/><text:span text:style-name="T3">6.-</text:span> <text:span text:style-name="T3">Describe el estándar IEEE 802.2 y explica por qué es tan importante en las redes de área local en la actualidad.</text:span></text:p>
      <text:p text:style-name="P12"><text:bookmark text:name="page1R_mcid9"/><text:span text:style-name="T13">La estandarización del IEEE 802.3 fue realizada por el comité de IEEE. Estos estándares de LAN recogen las funciones de los primeros niveles del modelo de referencia ISO de OSI</text:span><text:line-break/><text:span text:style-name="T3">7.-</text:span> <text:span text:style-name="T3">El control de acceso al medio compartido es considerado una subcapa dentro de la capa de enlace de datos. ¿ Por qué ?</text:span></text:p>
      <text:p text:style-name="P12"><text:line-break/><text:span text:style-name="T3">8.-</text:span> <text:span text:style-name="T3">¿ Cuáles son las desventajas del control de acceso al medio estático ?</text:span></text:p>
      <text:p text:style-name="P12"><text:bookmark text:name="page1R_mcid11"/><text:span text:style-name="T8">Las desventajas es que es un método bastante ineficiente (puesto que no todas las estaciones pueden necesitar el mismo tiempo para la transmisión), y además es bastante rígido en cuanto al número de usuarios de la red.</text:span><text:line-break/><text:span text:style-name="T3">9.-</text:span> <text:span text:style-name="T3">Describe y compara los métodos de control de acceso al medio centralizados y distribuidos.</text:span></text:p>
      <text:p text:style-name="P6"><text:bookmark text:name="page1R_mcid12"/><text:span text:style-name="T3">-El método para el control de acceso al medio centralizado se realiza mediante el protocolo HDLC. Mediante este método, una de las estaciones es designada como principal, y las demás como secundarias o subordinadas. Asimismo, las estaciones secundarias no pueden iniciar una comunicación, solo pueden responder a la principal. Ésta, tiene el trabajo de preguntar a cada estación y cada estación envía la respuesta. Se denomina método por sondeo y es bastante eficiente y controlado; pero, si la estación principal cae, la red queda inutilizable.</text:span></text:p>
      <text:p text:style-name="P12"><text:span text:style-name="T3"/></text:p>
      <text:p text:style-name="P6"><text:soft-page-break/><text:span text:style-name="T3"><text:tab/>-Para el control de acceso al medio distribuido se puede utilizar un protocolo de pase de testigo, utilizado en redes como la Token Ring o la Token Bus (dependiendo de la topología de la red). Este control se basa en que cada estación posee una predecesora de la que recibe información y una antecesora, a la cual envía información. Por tanto, el permiso de utilización del canal reside en una trama denominada ficha o testigo, que va pasando de una estación a otra. Asimismo, cuando una de las estaciones tiene la ficha asume que tiene permiso para usar el canal y puede transmitir con libertad, durante un determinado tiempo (según el diseño de la red). Si cuando termina el turno todavía tiene que transmitir, deberá esperar su próximo turno.</text:span></text:p>
      <text:p text:style-name="P12"><text:span text:style-name="T8">Si no tiene que transmitir pasa de inmediato el testigo. Es un método complejo de utilizar, pero proporciona una eficiencia de la red enorme y no depende de una estación principal.</text:span><text:line-break/><text:span text:style-name="T3">10.-</text:span> <text:span text:style-name="T3">Indica para las siguientes redes cuál es el tipo de control de acceso al medio que</text:span> <text:span text:style-name="T3">utiliza</text:span><text:line-break/><text:span text:style-name="T3">(estático-dinámico, centralizado-distribuido, de contienda-</text:span> <text:span text:style-name="T3">sin colisiones):</text:span><text:bookmark text:name="page1R_mcid13"/><text:line-break/><text:span text:style-name="T3">-</text:span> <text:span text:style-name="T3">HDLC</text:span><text:bookmark text:name="page1R_mcid14"/><text:line-break/><text:span text:style-name="T3">-</text:span> <text:span text:style-name="T3">IEEE 802.11 (WIFI)</text:span><text:bookmark text:name="page1R_mcid15"/><text:line-break/><text:span text:style-name="T3">-</text:span> <text:span text:style-name="T3">IEEE 802.3 (ETHERNET)</text:span><text:bookmark text:name="page1R_mcid16"/><text:line-break/><text:span text:style-name="T3">-</text:span> <text:span text:style-name="T3">IEEE 802.4 (TOKEN BUS)</text:span><text:bookmark text:name="page1R_mcid17"/><text:line-break/><text:span text:style-name="T3">-</text:span> <text:span text:style-name="T3">IEEE 802.5 (TOKEN RING)</text:span><text:bookmark text:name="page1R_mcid18"/><text:line-break/><text:span text:style-name="T3">11.-</text:span> <text:span text:style-name="T3">En el mecanismo de control de acceso al medio CSMA/CD se empleael término</text:span> “<text:span text:style-name="T3">colisión”.Describe lo que es una colisión, en qué situación se produce, qué representa para las comunicaciones, y cuál es su importancia en CSMA/CD.</text:span></text:p>
      <text:p text:style-name="P12"><text:bookmark text:name="page1R_mcid19"/><text:span text:style-name="T8">Como estamos hablando de un medio compartido, sólo una debería de ser la que emite a la vez, puesto que en caso contrario se producirían demasiadas interferencias que harían imposible el uso de la red. Por ello, denominados una colisión a las interferencias producidas en la red que hacen inútiles todas las transmisiones realizadas. Por ello las colisiones representan un problema a resolver en el acceso al medio.</text:span><text:line-break/><text:span text:style-name="T3">12.-</text:span> <text:span text:style-name="T3">¿ Por qué se diseñó la red token bus para entornos de fabricación en lugar de emplear la red ethernet que tiene prestaciones similares y la misma topología ?</text:span></text:p>
      <text:p text:style-name="P12"><text:bookmark text:name="page1R_mcid20"/><text:span text:style-name="T8">Porque debido a la topología del token bus y administrando el uso de la red mediante el protocolo del testigo, se podría hacer que una máquina no se ponga en funcionamiento o no haga ninguna acción hasta que la anterior le pase la ficha. Por ello, el token bus es una idea excelente en entornos de fabricación</text:span><text:line-break/><text:span text:style-name="T3">13.-</text:span> <text:span text:style-name="T3">Describe el funcionamiento de CSMA/CD tal y como es utilizado en la red IEEE 802.3</text:span><text:line-break/><text:span text:style-name="T3">(ethernet)</text:span></text:p>
      <text:p text:style-name="P6"><text:bookmark text:name="page1R_mcid21"/><text:span text:style-name="T3">Se define una colisión como el momento en el que dos o más estaciones pretenden transmitir a la vez en un canal compartido, lo que provoca interferencias e imposibilita las comunicaciones. CSMA (o Carrier Sense Multiple Access) es un método que pretende solucionar el problema haciendo que las estaciones escuchen el canal antes de transmitir para comprobar si está ocupado.</text:span></text:p>
      <text:p text:style-name="P6"><text:span text:style-name="T3">En caso de ser así, se espera hasta que esté libre para transmitir. Si al empezar a hacerlo se vuelven a detectar colisiones, se espera un cierto tiempo aleatorio y vuelve a intentarlo.</text:span></text:p>
      <text:p text:style-name="P6"><text:span text:style-name="T3"/></text:p>
      <text:p text:style-name="P12"><text:span text:style-name="T8">El CSMA/CD (o Collision Detection) es una mejora del protocolo que se basa en que las estaciones escuchen al mismo tiempo que están transmitiendo. Si dos o más intentan transmitir a la vez, se darán cuenta y cesarán de hacerlo, enviando además una señal a la red informando del problema para que otras estaciones aborten sus transmisiones.</text:span><text:line-break/><text:span text:style-name="T3">14.-</text:span> <text:span text:style-name="T3">¿ Por qué en las redes ethernet se establece un límite inferior para el tamaño de trama ? ¿Cuál es el límite ? ¿ Por qué se fijó ese límite ?</text:span></text:p>
      <text:p text:style-name="P12"><text:bookmark text:name="page1R_mcid22"/><text:span text:style-name="T8">En las redes ethernet, el límite inferior de la trama es de 64 bytes. Esto se hace para permitir que el protocolo CSMA/CD puede operar correctamente intentando evitar los errores en las transmisiones.</text:span><text:line-break/><text:soft-page-break/><text:span text:style-name="T3">15.-</text:span> <text:span text:style-name="T3">¿ Por qué en las redes ethernet se establece un límite superior para el tamaño de trama ?¿ Cuál es el límite ? ¿ Por qué se fijó ese límite ?</text:span></text:p>
      <text:p text:style-name="P6"><text:bookmark text:name="page1R_mcid23"/><text:span text:style-name="T3">El límite superior del tamaño de las tramas en redes 802.3 es de 1518 bytes. Esto de debe a que al transmitir los primeros 64, se ha garantizado que no ha habido colisiones y el mensaje ha llegado correctamente, ya que las demás estaciones han dejado libre el canal para permitir el mensaje.</text:span></text:p>
      <text:p text:style-name="P12"><text:span text:style-name="T8">Sin embargo, si no existiera un límite superior del tamaño de la trama, sería posible que una estación se adueñara del medio por completo impidiendo a las demás transmitir nada.</text:span><text:line-break/><text:span text:style-name="T3">16.-</text:span> <text:span text:style-name="T3">¿ Cuál es el límite de extensión de una red IEEE 802.3 ?</text:span></text:p>
      <text:p text:style-name="P12"><text:bookmark text:name="page1R_mcid24"/><text:span text:style-name="T8">La red 802.3 establecía un límite del segmento de 500m de largo y una velocidad máxima de transmisión de 10Mbit/s.</text:span><text:line-break/><text:span text:style-name="T3">17.-</text:span> <text:span text:style-name="T3">Explica la regla 5-4-3 (también conocida como 5-4-3-2-1) que define la extensión máxima y el límite de repetidores en una red Ethernet con cable coaxial grueso.</text:span></text:p>
      <text:p text:style-name="P6"><text:bookmark text:name="page1R_mcid25"/><text:span text:style-name="T3">La regla 5-4-3 (ó 5-4-3-2-1) establece la extensión máxima de una red en 2500m utilizando cables de cobre. Según la norma, podían existir máximo 5 segmentos de red, 4 repetidores y 3 segmentos poblados (es decir, estaciones conectadas).</text:span></text:p>
      <text:p text:style-name="P12"><text:span text:style-name="T8">La regla 5-4-3-2-1 señala 5 segmentos, 3 de ellos poblados, conformando un dominio de colisiones.</text:span><text:line-break/><text:span text:style-name="T3">18.-</text:span> <text:span text:style-name="T3">Explica el concepto “segmentación de red” en el caso de las redes ethernet.</text:span></text:p>
      <text:p text:style-name="P6"><text:bookmark text:name="page1R_mcid26"/><text:span text:style-name="T3">La segmentación de red en redes ethernet es una solución útil para “superar” el límite de extensión y estaciones conectadas además de “solucionar” errores de transmisión. Es decir, se hacen uso de elementos como los conmutadores, que retransmiten lo recibido desde un puerto hacia otro. Además,estos elementos no transmiten señales físicas, así que tampoco pueden transmitir colisiones, tramas dañadas dañadas o incompletas, etc. sino que, los errores quedan sujetos a cada dominio de colisión por separado, ya que cada puerto (cada lado del conmutador) se considera un segmento diferente.</text:span></text:p>
      <text:p text:style-name="P6"><text:span text:style-name="T3">Sin embargo, los elementos están conectados entre sí, pudiendo comunicarse de forma normal entre ellos, aunque se encuentren en segmentos diferentes.</text:span></text:p>
      <text:p text:style-name="P12"><text:line-break/><text:span text:style-name="T3">19.-</text:span> <text:span text:style-name="T3">¿</text:span> <text:span text:style-name="T3">Qué</text:span> <text:span text:style-name="T3">ventajas</text:span> <text:span text:style-name="T3">tiene</text:span> <text:span text:style-name="T3">la</text:span> <text:span text:style-name="T3">segmentacion</text:span> <text:span text:style-name="T3">en</text:span> <text:span text:style-name="T3">las</text:span> <text:span text:style-name="T3">redes</text:span> <text:span text:style-name="T3">ethernet</text:span> <text:span text:style-name="T3">?</text:span> <text:span text:style-name="T3">¿</text:span> <text:span text:style-name="T3">Que</text:span> <text:span text:style-name="T3">es</text:span> <text:span text:style-name="T3">la</text:span><text:line-break/><text:span text:style-name="T3">microsegmentación ?</text:span></text:p>
      <text:p text:style-name="P6"><text:bookmark text:name="page8R_mcid0"/><text:span text:style-name="T3">Como hemos mencionado, las ventajas de la segmentación es el poder superar los límites tanto de extensión como de número de dispositivos conectados, pudiendo tener redes mucho más amplias. Además no existe la posibilidad de que los elementos que hacen de puente puedan provocar errores o colisiones en la red, puesto que se limitan a transmitir la señal recibida por un extremo al otro.</text:span></text:p>
      <text:p text:style-name="P6"><text:span text:style-name="T3"/></text:p>
      <text:p text:style-name="P12"><text:span text:style-name="T8">La microsegmentación se da en las redes conmutadas. En este tipo la parte central de la red es un conmutador (como si fuera una topología en estrella), cuando se quiere transmitir se envía la trama al equipo central y este envía únicamente al destino, no a todas las estaciones (como hacen los concentradores)</text:span><text:line-break/><text:span text:style-name="T3">20.-</text:span> <text:span text:style-name="T3">¿ Qué es un dominio de colisión ? ¿ Cómo puedo identificar en un esquema o diagrama de red los distintos dominios de colisión ?</text:span></text:p>
      <text:p text:style-name="P14"><text:span text:style-name="T9">Un dominio de colisión es el ámbito de la red Ethernet donde dos estaciones transmiten al mismo tiempo provocando una colisión. Está formado por todas las estaciones interconectadas entre si por medios físicos.</text:span><text:line-break/><text:span text:style-name="T3">21.-</text:span> <text:span text:style-name="T3">Explica cómo se realiza</text:span> <text:span text:style-name="T3">la transmisión a nivel físico en las redes Fast Ethernet usando cables de par trenzado (cables, señales, codificación, pares implicados, frecuencias, tasas de bit)</text:span></text:p>
      <text:p text:style-name="P2">La versión sobre fibra óptica de estos estándares consigue una velocidad superior, así como abarcar mayor superficie sin necesidad de repetidores.</text:p>
      <text:p text:style-name="P2"/>
      <text:p text:style-name="P2"><text:soft-page-break/>100BASE FX Utiliza dos hilos de fibra multimodo, uno para cada dirección (full dúplex) mediante emisores de 1300 nm de longitud de onda. Permite una longitud del cable entre estaciones de hasta dos kilómetros. </text:p>
      <text:p text:style-name="P2"/>
      <text:p text:style-name="P2">100BASE SX Utiliza dos líneas multimodo de fibra óptica para recibir y transmitir. Se trata de una alternativa de menor coste que 100BASE-FX, ya que usa una longitud de onda más corta (850 nm), que es mucho menos costoso que la longitud de onda larga utilizada en 100BASE-FX. 100BASE-SX puede trabajar a distancias de hasta 300 metros. </text:p>
      <text:p text:style-name="P14"><text:line-break/><text:span text:style-name="T3">22.-</text:span> <text:span text:style-name="T3">¿ Cuál sería la máxima extensión de una red FastEthernet con cables de par trenzado ?</text:span></text:p>
      <text:p text:style-name="P14"><text:span text:style-name="T10">Esta limitado a 100 metros.</text:span><text:line-break/><text:span text:style-name="T3">¿</text:span> <text:span text:style-name="T3">Qué configuración de equipos, cables y dispositivos de configuración presentaría ?</text:span></text:p>
      <text:p text:style-name="P2">dependiendo del tipo de estándar utilizado, el tipo de cable pertenecerá a una categoría diferente con unas características determinadas que siguen la siguiente tabla: </text:p>
      <text:p text:style-name="P2">100BASE-TX: 100Mbits/s sobre 2 pares de cobre trenzado de categoría 5 o superior. Con topología estrella y half/full dúplex.</text:p>
      <text:p text:style-name="P2">100BASE-T4: 100Mbit/s sobre 4 pares de cobre trenzado de categoría 3 o superior.</text:p>
      <text:p text:style-name="P15"><text:bookmark text:name="page8R_mcid3"/><text:span text:style-name="T10">100BASE-T2: 100Mbit/s sobre 2 pares de cobre trenzado de categoría 3 o superior.</text:span><text:line-break/><text:span text:style-name="T3">23.-</text:span> <text:span text:style-name="T3">Explica cómo se realiza la transmisión a nivel físico en las redes Giga Ethernet usando cables de par trenzado (cables, señales, codificación, pares implicados, frecuencias, tasas de bit)</text:span></text:p>
      <text:p text:style-name="P5">1000-BASE-SX. Opera sobre fibra óptica multimodo (50 o 62 micrómetros) con un láser de 850 nanómetros. Se contemplan modos de funcionamiento y fibras que pueden alcanzar desde 220m hasta 550m </text:p>
      <text:p text:style-name="P5">1000-BASE-LX. Opera sobre fibra óptica multimodo (50 o 62 micrometros) hasta 550m o monomodo (9 micrómetros) hasta 3 km, con un láser de 1300 nanómetros. </text:p>
      <text:p text:style-name="P5">1000-BASE-CX. Cable de cobre apantallado con una extensión de hasta 25 metros. </text:p>
      <text:p text:style-name="P16"><text:span text:style-name="T16">1000-BASE-T. Cable de cobre UTP de cat 5 o superior y hasta 100 metros. Sobre los cuatro pares de categoría 5, opera en modo full-dúplex, y se transmite en banda base a la vez en ambos sentidos sobre los mismos pares, gracias a circuitos supresores de eco. Sobre cada uno de los cuatro pares se transmiten datos con una tasa de 250 Mbps, con lo que se alcanzan los 1000 Mbps en total. </text:span><text:line-break/><text:span text:style-name="T3">24.-</text:span> <text:span text:style-name="T3">En las redes GigaEthernet ¿ Qué son las tramas Jumbo ? ¿ Que utilidad tienen ? ¿Cuándo se pueden utilizar ?</text:span></text:p>
      <text:p text:style-name="P17"><text:span text:style-name="T11">Las tramas jumbo con tramas ehernet con una carga útil superior a 1500 bytes y que puede alcanzar los 9000bytes. Su uso permite reducir el tiempo de enrutamiento</text:span><text:line-break/><text:span text:style-name="T3">25.-</text:span> <text:span text:style-name="T3">En las redes GigaEthernet se define el concepto “extensión de portadora” y “trama en</text:span><text:line-break/><text:span text:style-name="T3">ráfaga” o “ráfaga de tramas”. Explica lo que representan y por qué se definen.</text:span></text:p>
      <text:p text:style-name="P17"><text:bookmark text:name="page8R_mcid6"/><text:line-break/><text:span text:style-name="T3">26.-</text:span> <text:span text:style-name="T3">Explica cómo se realiza la transmisión a nivel físico en las redes 10GigabitEthernet usando cables de par trenzado (cables, señales, codificación, pares</text:span><text:bookmark text:name="page8R_mcid7"/><text:span text:style-name="T3">, </text:span><text:span text:style-name="T4">implicados, frecuencias, tasas de bit)</text:span></text:p>
      <text:p text:style-name="P17"><text:line-break/><text:span text:style-name="T3">27.-</text:span> <text:span text:style-name="T3">Indica</text:span> <text:span text:style-name="T3">las ventajas de las redes inalámbricas frente a las redes de cable.</text:span></text:p>
      <text:p text:style-name="P1">Son más fáciles de instalar, reduce el uso de cables, mayor cobertura, mucho más flexible y adaptable, muhco más barata, facil de transportar e instalar en otro lugar.</text:p>
      <text:p text:style-name="P17"><text:bookmark text:name="page8R_mcid8"/><text:line-break/><text:span text:style-name="T3">28.-</text:span> <text:span text:style-name="T3">Indica las ventajas de las redes de cable frente a las redes inalámbricas.</text:span></text:p>
      <text:p text:style-name="P17"><text:span text:style-name="T12">Ofrecen mayor seguridad, mayor velocidad</text:span><text:line-break/><text:span text:style-name="T3">29.-</text:span> <text:span text:style-name="T3">¿ Por qué motivos crees que las redes inalámbricas se utilizan cada día más, tanto en el ambiente doméstico, como en el ambiente profesional ?</text:span></text:p>
      <text:p text:style-name="P17"><text:bookmark text:name="page8R_mcid10"/><text:soft-page-break/><text:span text:style-name="T12">Porque ofrecen una mayor cobertura y movilidad. Además de que son mucho más baratas</text:span><text:line-break/><text:span text:style-name="T3">30.-</text:span> <text:span text:style-name="T3">¿ Por qué motivo no se utiliza CSMA/CD en las redes inalámbricas IEEE 802.11 ?</text:span></text:p>
      <text:p text:style-name="P17"><text:bookmark text:name="page8R_mcid11"/><text:span text:style-name="T12">porque las comunicaciones inalámbricas la tecnología no permitía de forma práctica escuchan el canal al mismo tiempo.</text:span><text:line-break/><text:span text:style-name="T3">31.-</text:span> <text:span text:style-name="T3">Describe el funcionamiento de CSMA/CA.</text:span></text:p>
      <text:p text:style-name="P3"><text:bookmark text:name="page8R_mcid12"/>Cuando una estación desea transmitir, escucha el canal durante un periodo de tiempo especificado. Si está ocupado, retrasa su transmisión. </text:p>
      <text:p text:style-name="P3">Si el canal esta libre, anuncia su deseo de transmitir una trama de datos enviando una trama de control de reducido tamaño denominada RTS (Request To Send) que contiene las direcciones MAC del origen y el destino, junto con una duración de la transacción. </text:p>
      <text:p text:style-name="P3">Todos los equipos en el alcance efectivo reciben la señal RTS, tomando nota de que la estación desea utilizar el canal, y esperando a que se resuelva esa transmisión antes de tomar el canal utilizando el dato de duración que contiene. </text:p>
      <text:p text:style-name="P3">El equipo destinatario recibe correctamente la señal RTS, por lo que no ha ocurrido colisión y por tanto está disponible el canal. Envía la trama de control CTS (Clear To Send) “preparado para transmitir”, o bien receptor ocupado (RxBUSY). </text:p>
      <text:p text:style-name="P17"><text:span text:style-name="T8">Cuando la estación que desea transmitir los datos escucha la trama CTS, procede a transmitirla y queda en espera de recibir la confirmación. Cualquier estación que escuche CTS, queda avisada de que no debe transmitir ya que hay una comunicación en curso, aunque no haya escuchado la señal RTS </text:span><text:line-break/><text:span text:style-name="T3">32.-</text:span> <text:span text:style-name="T3">Compara las redes IEEE 802.11a y IEEE 802.11b indicando frecuencias, modulación,</text:span><text:line-break/><text:span text:style-name="T3">capacidades, al cance, número de nodos soportado, y entorno en que está más indicada</text:span><text:line-break/><text:span text:style-name="T3">cada una.</text:span></text:p>
      <text:p text:style-name="P17"><text:bookmark text:name="page8R_mcid13"/><text:span text:style-name="T8">el estándar 802.11a es más rápido que el estándar 802.11b, los clientes que utilizan 802.11a deben saber que generalmente tiene un alcance más limitado y la señal no tiene el mismo nivel de difracción que en el estándar 802.11b. El alcance efectivo de las redes con este estándar es de unos 30 metros, inferior al estándar 802.11b, ya que las señales, al duplicar la frecuencia, no tienen la misma capacidad de “rebotar”, atravesar obstáculos no metálicos, y son más direccionales. Esto puede redundar en un coste mayor de despliegue, al necesitar mayor cantidad de puntos de acceso para cubrir un área determinada. </text:span></text:p>
      <text:p text:style-name="P3">La 802.11a resulta ideal para entornos de cierto tamaño que precisen dar servicio a muchos usuarios y, por extensión, requieran varios puntos de acceso para cubrir todo el área de cobertura. Su mayor número de canales hace que sea muy sencillo implantar esta clase de soluciones. </text:p>
      <text:p text:style-name="P3">Además, la liberada banda de frecuencia de 5 GHz, es más ancha y está menos atestada que la banda de 2.4 GHz, que el 802.11b comparte con teléfonos inalámbricos, hornos de microondas, dispositivos Bluetooth, entre otros </text:p>
      <text:p text:style-name="P18"><text:span text:style-name="T8">La red 802.11b ofrece ventajas específicas respecto a los dispositivos inalámbricos 802.11a: La señal es difractiva, es decir, se dobla con más facilidad cuando encuentra obstáculos físicos, y suele proporcionar un alcance mayor que 802.11a en interiores. Pueden alcanzar oficialmente distancias hasta de 100 metros en interiores y 300 en exteriores. </text:span><text:line-break/><text:bookmark text:name="page8R_mcid18"/><text:span text:style-name="T3">33.- Describe las técnicas usadas en las redes IEEE 802.11n que le permiten alcanzar hasta</text:span></text:p>
      <text:p text:style-name="P7"><text:span text:style-name="T3">600 Mbps frente a las redes IEEE 802.11g que sólo podían llegar hasta 54 Mbps.</text:span></text:p>
      <text:p text:style-name="P7"><text:span text:style-name="T3">El estándar 802.11g supuestamente está pensado para tener compatibilidad con las redes 802.11b, por ello, operan a la misma frecuencia que ellos (2.4GHz), y además pueden proporcionar hasta 54Mbps (como en las redes 802.11a) Sin embargo, al utilizar este método el OFDM ( Orthogonal Frequency Division</text:span></text:p>
      <text:p text:style-name="P7"><text:soft-page-break/><text:span text:style-name="T3">Multiplexing ) como esquema de modulación y las 802.11b utilizan CCK (Complementary Code Keying), se presentan problemas a la hora de comunicar ambos sistemas y de evitar que caiga el rendimiento.</text:span></text:p>
      <text:p text:style-name="P7"><text:span text:style-name="T3"/></text:p>
      <text:p text:style-name="P7"><text:span text:style-name="T3">Por otro lado, las redes 802.11n suponen un enorme aumento de la tasa de transferencia, pudiendo alcanzar los 600Mbps. Para lograrlo, se plantea utilizar varios canales simultáneamente para enviar y recibir datos, utilizando varias antenas. Asimismo, esta velocidad se ha conseguido mediante las siguientes aplicaciones:</text:span></text:p>
      <text:p text:style-name="P7"><text:span text:style-name="T3"><text:s text:c="4"/>• Multiple Input-Multiple Output (MIMO): Como hemos mencionado, hace uso de varias antenas simúltaneas para enviar y recibir, aunque esto supone un mayor coste en los equipos.</text:span></text:p>
      <text:p text:style-name="P7"><text:span text:style-name="T3"><text:s text:c="4"/>• Multipath Signals (Señales Multicamino): Normalmente, se considereban interferencias para recuperar los mensajes recibidos. Sin embargo, este estándar las utiliza para aumentar la capacidad para recuperar la información de los mensajes con las señales recibidas.</text:span></text:p>
      <text:p text:style-name="P7"><text:span text:style-name="T3"><text:s text:c="4"/>• Spatial Division Multiplexing (SDM): Se trata de enviar mensajes simultáneamente divididos a través de distintos canales, trasmitiendo a la vez los bits de la misma secuencia. Esto, por supuesto se aprovecha de su número de antenas para poder llevarse a cabo.</text:span></text:p>
      <text:p text:style-name="P7"><text:span text:style-name="T3"><text:s text:c="4"/>• Channel Bonding (Enlace de Canales): Utiliza a la vez dos canales de 20MHz que permite duplicar el ancho de banda a 40MHz.</text:span></text:p>
      <text:p text:style-name="P18"><text:span text:style-name="T3"/></text:p>
      <text:p text:style-name="P18"><text:span text:style-name="T3">34.- Describe las características y las principales aplicaciones de las redes IEEE 802.11ad. ¿ A qué red inalámbrica podría reemplazar con ventaja?</text:span></text:p>
      <text:p text:style-name="P7"><text:span text:style-name="T3">El IEEE 802.11ad es un estándar reciente que estipula el alcance de una velocidad de 7Gbps en comunicaciones de corto alcance y con línea de visión directa. Está pensado para comunicaciones de gran velocidad entre equipos como ordenadores, teléfonos, TV, etc. Al utilizar una frecuencia mucho mayor (de 60MHz) tiene un alcance extremadamente limitado y sufre mucho más con los obstáculos físicos. Se piensa que podría sustituir al Bluetooth en distancias de 10m o menos, pero proporcionando una tasa de transferencia muchísimo más elevada.</text:span></text:p>
      <text:p text:style-name="P7"><text:span text:style-name="T3">Asimismo, también se prevé la posibilidad de implementar antenas con diferentes orientaciones para intentar sortear pequeños obstáculos como mobiliario o personas interfiriendo. Esto, por supuesto en alcances de 10m máximo. En alcances superiores, las paredes, puertas o similar impiden la conexión por completo.</text:span></text:p>
      <text:p text:style-name="P18"><text:span text:style-name="T3"/></text:p>
      <text:p text:style-name="P18"><text:span text:style-name="T3">35.- Si el algoritmo de cifrado RC4 utilizado en WEP se considera bastante seguro, ¿ Por qué está totalmente desaconsejado el uso de WEP en la actualidad ? ¿ Qué vulnerabilidades presenta WEP ?</text:span></text:p>
      <text:p text:style-name="P7"><text:span text:style-name="T3">WEP se considera inseguro o vulnerable por diversos motivos:</text:span></text:p>
      <text:p text:style-name="P7"><text:span text:style-name="T3"><text:s text:c="4"/>1. Aunque utilice el RC4, un algoritmo bastante robusto, se utilizan claves antiguas para su seguridad lo que aumenta la posibilidad de sufrir un ataque.</text:span></text:p>
      <text:p text:style-name="P7"><text:span text:style-name="T3"><text:s text:c="4"/>2. WEP no es una solución de cifrado extremo a extremo, sino que cubre la zona inalámbrica comunicada.</text:span></text:p>
      <text:p text:style-name="P7"><text:span text:style-name="T3"><text:s text:c="4"/>3. Su doble función de autentificar y cifrar hace que la ruptura de uno pueda comprometer al otro, lo que lo hace muy inseguro.</text:span></text:p>
      <text:p text:style-name="P7"><text:span text:style-name="T3"><text:s text:c="4"/>4. Respecto a la longitud de sus claves, supuestamente de 64 bits, pero que en la realidad eran de 40, son insuficientes y por ello posteriormente se llevaron a cabo implementaciones con claves de 128bits.</text:span></text:p>
      <text:p text:style-name="P7"><text:span text:style-name="T3"><text:s text:c="4"/>5. No se define el método de distribución de claves ni de autentificación de puntos de acceso.</text:span></text:p>
      <text:p text:style-name="P7"><text:soft-page-break/><text:span text:style-name="T3"><text:s text:c="4"/>6. WEP no enmascara el tamaño de trama, y dado que diversos protocolos presentan tamaños fijos, en posiciones establecidas, se puede averiguar los datos basado en el análisis del tráfico por el tamaño y la posición de los mismos.</text:span></text:p>
      <text:p text:style-name="P7"><text:span text:style-name="T3"><text:s text:c="4"/>7. Es vulnerable a la inyección de datos, por ello se puede reenviar todo el tráfico capturado y éste es captado por la red.</text:span></text:p>
      <text:p text:style-name="P18"><text:span text:style-name="T3"/></text:p>
      <text:p text:style-name="P18"><text:span text:style-name="T3">36.- ¿Bajo qué situación y siguiendo qué directrices se diseñó WPA ?</text:span></text:p>
      <text:p text:style-name="P7"><text:span text:style-name="T3">El WPA (o Wireless Protected Access) nace debido a que, como hemos visto en el apartado anterior, el uso de WEP se demostró por numerosos expertos en seguridad que era un sistema fácilmente vulnerable con herramientas no muy complejas. Por ello, se definió WPA, un conjunto de implementaciones de seguridad que saldrían en conjunto con el borrador de las redes 802.11i, que estaban siendo desarrolladas.</text:span></text:p>
      <text:p text:style-name="P18"><text:span text:style-name="T3"/></text:p>
      <text:p text:style-name="P18"><text:span text:style-name="T3">37.- ¿ Por qué WPA no adoptó el sistema de cifrado AES propugnado en 802.11i, que es</text:span></text:p>
      <text:p text:style-name="P18"><text:span text:style-name="T3">mucho más robusto que RC4 ?</text:span></text:p>
      <text:p text:style-name="P18"><text:span text:style-name="T8">WPA sigue utilizando RC4, el mismo sistema de cifrado que WEP debido a que WPA no elimina el proceso de cifrado de WEP, sino que lo fortalece. WPA no pretende ser un sistema diferente, sino una “actualización” o una mejora del WEP, para que fuera compatible con el 802.11i y se pudiera implementar como una actualización de firmware en los equipos que ya existían y contaban con WEP. Asimismo, el WPA implementa una clave de 128 bits, sumado a un vector de inicialización de 48 bits; lo cual, sí que aumentó notablemente la seguridad en equipos inalámbricos.</text:span><text:line-break/><text:span text:style-name="T3">38.-</text:span> <text:span text:style-name="T3">¿ Qué técnicas introduce WPA para evitar las vulnerabilidades de WEP ?</text:span></text:p>
      <text:p text:style-name="P7"><text:bookmark text:name="page8R_mcid19"/><text:span text:style-name="T3">WPA, además de la anterior mencionada clave de 128 bits, frente a los 64 bits teóricos en WEP, WPA realiza también otra serie de cambios. Primero, WPA autentica a los usuarios gracias a un servidor donde se almacenan los credenciales de autentificación de los usuarios de la red, al mismo tiempo que ofrece suficiente versatilidad para funcionar en redes más simples. Asimismo, para no forzar el uso de estos servidores en entornos domésticos, WPA permite la autentificación mediante una clave compartida (PSK ó Pre-Shared Key), que requiere de introducirla por igual en todos los equipos de la red, como sucede también en WEP.</text:span></text:p>
      <text:p text:style-name="P7"><text:span text:style-name="T3"/></text:p>
      <text:p text:style-name="P7"><text:span text:style-name="T3">Otra de las mejoras respecto a WEP consiste en la utilización de TKIP (Temporal Key Integration Protocol), que cambia las claves de forma automática a mientras el servidor se está utilizando. Esto, junto al vector de inicialización, que es mucho más grande, evita los ataques de recuperaciones de claves a los que WEP era muy vulnerable. Por ello, la clave que se configura de forma manual sólo se utiliza para acceder a la red, ya que posteriormente se utilizan las generadas automáticamente.</text:span></text:p>
      <text:p text:style-name="P7"><text:span text:style-name="T3"/></text:p>
      <text:p text:style-name="P18"><text:span text:style-name="T8">Finalmente, otra de las mejoras que implementa WPA es la protección contra los ataques de repetición, mediante un controlador de tramas. Esto significa, que es imposible provocar ataques basados en la inyección de tramas, cosa que sí era posible en WEP.</text:span><text:line-break/><text:span text:style-name="T3">39.-</text:span> <text:span text:style-name="T3">¿ En qué se diferencian WPA y WPA Empresarial ? ¿ Por qué no se considera adecuado el uso de WPA Empresarial en un entorno doméstico ?</text:span></text:p>
      <text:p text:style-name="P7"><text:bookmark text:name="page8R_mcid20"/><text:span text:style-name="T3">EL WPA (ó WPA Personal) es un modo de funcionamiento utilizado en una gran parte de las redes. Se caracteriza por que se establece una contraseña en un router o punto de acceso y ésta debe ser utilizada como método de autentificación al conectarse a la red. La contraseña es aplicada a todos los usuarios y debe ser cambiada manualmente en cada cliente una vez cambiada del router. Asimismo, cualquier persona de la red puede hacer uso de la misma y ver la contraseña.</text:span></text:p>
      <text:p text:style-name="P7"><text:span text:style-name="T3"/></text:p>
      <text:p text:style-name="P7"><text:soft-page-break/><text:span text:style-name="T3">El WPA Empresarial (o Enterprise), por otro lado, está pensado para el entorno empresarial. Es por ello que proporciona mayor seguridad en redes inalámbricas. Sin embargo, es más complejo de instalar, aunque cada usuario posee sus propias credenciales de acceso a la red.</text:span></text:p>
      <text:p text:style-name="P19"><text:span text:style-name="T8">Asimismo, para que este método funcione, es necesario el uso de un servidor RADIUS, que es el que almacena y controla el uso de la red. Es por ello, que este método es ineficaz en entornos domésticos, pues se necesita el uso de este servidor para su funcionamiento.</text:span><text:line-break/><text:span text:style-name="T3">40.-</text:span> <text:span text:style-name="T3">WPA/WPA2 se ha</text:span> <text:span text:style-name="T3">demostrado seguro</text:span> <text:span text:style-name="T3">hasta ahora. Sin embargo existe la posibilidad de vulnerar</text:span> <text:span text:style-name="T3">su</text:span> <text:span text:style-name="T3">seguridad</text:span> <text:span text:style-name="T3">debido</text:span> <text:span text:style-name="T3">a</text:span> <text:span text:style-name="T3">otras</text:span> <text:span text:style-name="T3">vulnerabilidades.</text:span> <text:span text:style-name="T3">Describe</text:span> <text:span text:style-name="T3">al</text:span> <text:span text:style-name="T3">menos</text:span> <text:span text:style-name="T3">dos</text:span><text:line-break/><text:span text:style-name="T3">vulnerabilidades que pueden permitir a un intruso adquirir el acceso a la red protegida con</text:span><text:line-break/><text:span text:style-name="T3">WPA.</text:span></text:p>
      <text:p text:style-name="P8"><text:span text:style-name="T3">La primera se trata de una vulnerabilidad en WPA y se trata del análisis de claves por volumen de tráfico. Es decir, el sistema utilizado en WPA para el intercambio de información utilizada para generar las claves es muy débil. Por ello, si se utilizan claves para WPA cuya longitud sea menor a 20 caracteres y estas palabras se encuentren en el diccionario; será relativamente fácil obtener el acceso a la red mediante un ataque de diccionario.</text:span></text:p>
      <text:p text:style-name="P8"><text:span text:style-name="T3"/></text:p>
      <text:p text:style-name="P8"><text:span text:style-name="T3">La segunda vulnerabilidad, por otra parte, se encuentra presente en WPA2 y se trata de K.R.A.K (ó Key Reinstallation Attack). Este método funciona engañando a la víctima forzándola a que reutilice una clave que ya se había reutilizado, ya que WPA2 no garantiza que las claves no puedan repetirse. Así que gracias a esto, el atacante obtiene acceso a la red y puede obtener cualquier tipo de información sensible como contraseñas o datos bancarios.</text:span></text:p>
      <text:p text:style-name="P19"><text:line-break/><text:span text:style-name="T3">41.-</text:span> <text:span text:style-name="T3">Describe</text:span> <text:span text:style-name="T3">los canales tienen las redes IEEE 802.11b, y IEEE 802.11g. Indica la cantidad de canales, su ancho de banda, el ancho de banda de la transmisión y la cantidad de canales que no se interfieren entres sí. Detalla las restricciones que existen en cuanto al uso de canales dentro de distintos países.</text:span></text:p>
      <text:p text:style-name="P8"><text:span text:style-name="T3"><text:s text:c="4"/>• IEEE 802.11b: Los dispositivos de este estándar se comunican en una frecuencia de 2,4GHz, con velocidades máximas de 11Mbps y un máximo de 3 canales separados por 30MHz.</text:span></text:p>
      <text:p text:style-name="P8"><text:span text:style-name="T3"><text:s text:c="4"/>• IEEE 802.11g: Este estándar proporciona mayor velocidad de transferencia que el anterior (54Mbps), aunque opera en su misma frecuencia, es decir, de 2.4GHz. Es por ello, que posee la misma cantidad de canales, 3 separados y no solapados de 30MHz.</text:span></text:p>
      <text:p text:style-name="P19"><text:bookmark text:name="page11R_mcid1"/><text:line-break/><text:span text:style-name="T3">42.-</text:span> <text:span text:style-name="T3">Las claves WEP suelen tener un formato fijo muy estricto. Explica cómo poner una clave WEP de 64, y de 128 bits, con ejemplos tanto en formato ASCII, como en formato</text:span><text:line-break/><text:span text:style-name="T3">hexadecimal.</text:span></text:p>
      <text:p text:style-name="P8"><text:bookmark text:name="page11R_mcid2"/><text:span text:style-name="T3">Las claves WEP poseen dos posibles tamaños, de 40 o 104 bits, que junto con el vector fijo de 24 bits hace que las claves tengan un tamaño total de 64 o 128 bits. </text:span></text:p>
      <text:p text:style-name="P19"><text:span text:style-name="T8">En el primer caso, es necesario 10 caracteres hexadecimales o 5 caracteres ASCII de 8bits. Para el segundo, basta con 13 caracteres ASCII ó 26 hexadecimales. Asimismo podemos establecer entre 1 y 4 claves diferentes que serán utilizadas alternativamente para evitar el análisis del tráfico para obtener la clave.</text:span><text:line-break/><text:span text:style-name="T3">43.-</text:span> <text:span text:style-name="T3">¿ Cuál es la longitud de las claves en WPA ? ¿ Cómo puedo poner una clave en WPA ?¿</text:span> <text:span text:style-name="T3">Cómo se consigue que la clave que yo escojo para WPA tenga el tamaño adecuado para que el sistema de cifrado la utilice ?</text:span></text:p>
      <text:p text:style-name="P8"><text:bookmark text:name="page11R_mcid3"/><text:span text:style-name="T3">En claves WPA, la longitud es de 256 bits, que se establece con 64 dígitos hexadecimales o una frase entre 8 y 63 caracteres ASCII. Sin embargo, el problema reside en usuarios sin conocimientos y su problemática de establecer una cave tan extensa. </text:span></text:p>
      <text:p text:style-name="P19"><text:soft-page-break/><text:span text:style-name="T8">Ante esto, encontramos WPS (Wi-FI Protected Setup), un estándar de la Wi-Fi Alliance para redes seguras. Esto permite que la SSID y la PSK se creen de forma automática para que sean seguras. Asimismo, tiene diversas formas de configurar la integración de un dispositivo en una red, siendo un PIN la más común. Sin embargo, es muy común que no existe un bloqueo tras una serie de intentos fallidos, es por ello que esta forma no es la más adecuada siendo vulnerable a ataques de fuerza bruta.</text:span><text:line-break/><text:span text:style-name="T3">44.-</text:span> <text:span text:style-name="T3">En el ámbito de la seguridad en redes 802.11, ¿ Qué es WPS ?</text:span> <text:span text:style-name="T3">¿ Para qué sirve ? ¿ Qué problemas ha presentado su implementación ?</text:span></text:p>
      <text:p text:style-name="P8"><text:bookmark text:name="page11R_mcid4"/><text:span text:style-name="T3">Como hemos mencionado en el ejercicio anterior, el WPS es un método para proporcionar un entorno de red seguro al mismo tiempo que facilitar la configuración de la misma, sobre todo para usuarios sin conocimientos.</text:span></text:p>
      <text:p text:style-name="P8"><text:span text:style-name="T3">Esta opción, normalmente implementada como un botón en dispositivos más modernos, permite conectar fácilmente sin necesidad de introducir la contraseña; y esto es, mediante un PIN, mediante NFC o el USB (siendo éstos los más comunes). </text:span></text:p>
      <text:p text:style-name="P19"><text:span text:style-name="T8">También cabe mencionar que este método es altamente peligroso si se abusa de él, y esto es porque al utilizarlo se “abre el Wi-Fi”, o sea, que se deshabilitan todas las medidas de seguridad que tenga el dispositivo durante el proceso de conexión. Asimismo, el método por PIN suele tener una limitación de 8 dígitos, lo cual lo vuelve muy vulnerable ante ataques por fuerza bruta</text:span><text:line-break/><text:span text:style-name="T3">45.-</text:span> <text:span text:style-name="T3">Describe los dos modos de operación mediante los que se puede comunicar un dispositivo en una red Wi-Fi. Detalla ventajas e inconvenientes de cada método de operación y la situación</text:span> <text:span text:style-name="T3">o situaciones en que resulta más adecuado el uso de cada uno.</text:span></text:p>
      <text:p text:style-name="P8"><text:bookmark text:name="page11R_mcid5"/><text:span text:style-name="T3">Los dos modos de operación en dispositivos Wi-Fi son ad-hoc y uno infraestructura.</text:span></text:p>
      <text:p text:style-name="P8"><text:span text:style-name="T3">El primero, llamado ad-hoc o de igual a igual es la más básica. Simplemente se requiere que las dos estaciones se encuentren en el rango de alcance de la otra y cuenten con una tarjeta para comunicaciones inalámbricas. Son las más sencillas de implementar y no requieren de gestión de ningún tipo</text:span></text:p>
      <text:p text:style-name="P8"><text:span text:style-name="T3"/></text:p>
      <text:p text:style-name="P19"><text:span text:style-name="T8">El segundo tipo llamado Infraestructura se basa en un equipo que hace de enrutador o punto de acceso y controla el tráfico de la red. Sin embargo, tiene la ventaja de aumentar el alcance al doble, puesto que <text:s/>ahora la distancia es hasta el enrutador y de éste a la siguiente estación. </text:span><text:line-break/><text:span text:style-name="T3">46.-</text:span> <text:span text:style-name="T3">¿ Qué es el SSID y el BSSID? ¿ En lugar de qué término mucho más correcto suele</text:span><text:line-break/><text:span text:style-name="T3">usarse coloquialmente el término SSID? ¿ Qué formato tienen y para qué sirven ?</text:span></text:p>
      <text:p text:style-name="P8"><text:bookmark text:name="page11R_mcid6"/><text:span text:style-name="T3">El SSID viene a ser nada más que el identificador de una red 802.11 en concreto. Se trata de una cadena de 32 caracteres alfanuméricos como máximo. Se incluye en cualquier paquete de una misma red para identificarlo como parte de la misma.</text:span></text:p>
      <text:p text:style-name="P8"><text:span text:style-name="T3"/></text:p>
      <text:p text:style-name="P19"><text:span text:style-name="T8">El BSSID (o Basic Service Set Identifier) en modo infraestructura se trata de la MAC del punto de acceso. Pero, en modo ad-hoc es una MAC administrada de forma local, que se genera automáticamente según un número aleatorio. </text:span><text:line-break/><text:span text:style-name="T3">47.-</text:span> <text:span text:style-name="T3">Describe el modo WDS “puente” detallando con ejemplos para qué puede servir.</text:span></text:p>
      <text:p text:style-name="P8"><text:bookmark text:name="page11R_mcid7"/><text:span text:style-name="T3">El modo puente WDS (Wireless Distribution System o Sistema de Distribución Inalámbrico) permite el enlace de dos redes cableadas mediante otro enlace inalámbrico gracias a dos puntos de acceso.</text:span></text:p>
      <text:p text:style-name="P8"><text:span text:style-name="T3"/></text:p>
      <text:p text:style-name="P8"><text:span text:style-name="T3">Es extremadamente útil cuando resulta muy difícil, o incluso imposible tender una línea cableada de comunicación directa entre las dos redes. Además, la ventaja de este método es que resulta muy sencillo de instalar y los usuarios se pueden comunicar de forma transparente. </text:span></text:p>
      <text:p text:style-name="P8"><text:span text:style-name="T3"/></text:p>
      <text:p text:style-name="P19"><text:soft-page-break/><text:span text:style-name="T8">Por ejemplo, en unas oficinas que estuvieran en edificios separados puede ser una buena solución para tener una red conjunta con ambos edificios sin la complejidad ni el coste económico que supondría el tener que utilizar un cable.</text:span><text:line-break/><text:span text:style-name="T3">48.-</text:span> <text:span text:style-name="T3">Existen dispositivos que se venden como “repetidores” Wi-Fi. ¿ Cómo funcionan ? ¿ Qué problemas pueden presentar dichos repetidores ? ¿ Qué diferencias tienen respecto a un punto de acceso con modo</text:span> <text:span text:style-name="T3">WDS “repetidor” ?</text:span></text:p>
      <text:p text:style-name="P8"><text:bookmark text:name="page11R_mcid8"/><text:span text:style-name="T3">Los dispositivos repetidores Wi-Fi son unos aparatos que se asocian a un punto de acceso existente para copiar su configuración (SSID, claves, etc.). De esta forma, podrá trabajar como una extensión de la red a la que se adhiere y, asimismo, las tramas enviadas por el punto de acceso original serán reenviadas por el repetidor. </text:span></text:p>
      <text:p text:style-name="P8"><text:span text:style-name="T3">Mediante el uso de estos dispositivos se puede aumentar el rango de la red inalámbrica de forma sencilla, sin embargo, su uso también puede perjudicar al rendimiento de la red y a su vez, de la saturación del canal; ya que, por supuesto, el repetidor debe recibir cada trama y retransmitirla al punto de acceso.</text:span></text:p>
      <text:p text:style-name="P19"><text:span text:style-name="T8">Finalmente, los dispositivos repetidores y los puntos de acceso con modo repetidor realmente apenas se diferencian uno de otro en cuanto a sus funciones. Ambos sirven para aumentar el rango de las redes inalámbricas. Sin embargo, los repetidores permiten realizar la configuración de forma más sencilla y mucho más transparente para un usuario, eso sí, son más caros que los puntos de acceso con función de repetidor.</text:span><text:line-break/><text:span text:style-name="T3">49.-</text:span> <text:span text:style-name="T3">¿</text:span> <text:span text:style-name="T3">Por</text:span> <text:span text:style-name="T3">qué</text:span> <text:span text:style-name="T3">las</text:span> <text:span text:style-name="T3">redes</text:span> <text:span text:style-name="T3">Bluetooth</text:span> <text:span text:style-name="T3">tienen</text:span> <text:span text:style-name="T3">tan</text:span> <text:span text:style-name="T3">poco</text:span> <text:span text:style-name="T3">alcance</text:span> <text:span text:style-name="T3">y</text:span> <text:span text:style-name="T3">tan</text:span> <text:span text:style-name="T3">poca</text:span> <text:span text:style-name="T3">capacidad</text:span> <text:span text:style-name="T3">de</text:span><text:line-break/><text:span text:style-name="T3">transmisión de datos ?</text:span></text:p>
      <text:p text:style-name="P8"><text:bookmark text:name="page11R_mcid9"/><text:span text:style-name="T3">El corto alcance se debe a que Bluetooth nace por la necesidad de comunicar pequeños dispositivos que generalmente se encuentran relativamente cerca uno de otro, como teléfonos, auriculares, inteligentes o relojes inteligentes. Es por ello, que su potencia tampoco puede ser demasiado alta porque, en ese caso, la batería de estos dispositivos se agotaría con muchísima rapidez y como su potencia es baja, su alcance tampoco es demasiado largo.</text:span></text:p>
      <text:p text:style-name="P8"><text:span text:style-name="T3"/></text:p>
      <text:p text:style-name="P19"><text:span text:style-name="T8">En cuanto a su transmisión de datos, como hemos mencionado, está pensado para operar en una zona pequeña (10m o menos en algunos casos) y en la que tampoco puede haber barreras físicas. Asimismo, los datos que normalmente se transmiten con esta tecnología no requieren de una velocidad de transmisión alta (por ejemplo, le velocidad para transmitir música a un dispositivo bluetooth no necesita ser alta puesto que los datos son pequeños).</text:span><text:line-break/><text:span text:style-name="T3">50.-</text:span> <text:span text:style-name="T3">Por qué se utilizan redes Bluetooth en lugar de las redes 802.11 que proporcionan mejor alcance y mayores tasas de transmisión de información.</text:span></text:p>
      <text:p text:style-name="P19"><text:bookmark text:name="page11R_mcid10"/><text:span text:style-name="T8">Principalmente porque las redes IEEE 802.11 están pensadas para conectar dispositivos que van a acceder a Internet (como ordenadores, por ejemplo). El bluetooth, sin embargo, es mucho más potente (en corto alcance) y permite conectar dispositivos de forma mucho más rápida y eficaz.</text:span><text:line-break/><text:span text:style-name="T3">51.-</text:span> <text:span text:style-name="T3">Describe el ámbito de aplicación del estándar Bluetooth baja energía (Bluetooth</text:span> <text:span text:style-name="T3">low</text:span><text:line-break/><text:span text:style-name="T3">energy</text:span> <text:span text:style-name="T3">BLE)</text:span></text:p>
      <text:p text:style-name="P19"><text:bookmark text:name="page11R_mcid11"/><text:span text:style-name="T8">El Bluetooth Low Energy (o BLE) proporciona una comunicación compatible con Bluetooth para aquellos dispositivos cuya batería es mucho más reducida (como sensores, relojes inteligentes, etc.). Asimismo, pretende proporcionar un bajo consumo de energía a la par que mantiene un rango de alcance similar. Además, es la primera tecnología de comunicación inalámbrica diseñada para funcionar con poca energía.</text:span><text:line-break/><text:span text:style-name="T3">52.-</text:span> <text:span text:style-name="T3">Un</text:span> <text:span text:style-name="T3">sistema</text:span> <text:span text:style-name="T3">se</text:span> <text:span text:style-name="T3">considera</text:span> <text:span text:style-name="T3">seguro</text:span> <text:span text:style-name="T3">cuando</text:span> <text:span text:style-name="T3">proporciona</text:span> <text:span text:style-name="T3">disponibilidad,</text:span> <text:span text:style-name="T3">integridad</text:span> <text:span text:style-name="T3">y</text:span><text:line-break/><text:span text:style-name="T3">privacidad. En este sentido, ¿ Por qué las redes inalámbricas no pueden considerarse</text:span><text:line-break/><text:span text:style-name="T3">seguras incluso cuando el sistema de cifrado empleado garantiza la privacidad ?</text:span></text:p>
      <text:p text:style-name="P8"><text:bookmark text:name="page11R_mcid13"/><text:span text:style-name="T3">Las razones por las cuales se considera a las redes inalámbricas como inseguras es por los siguientes motivos:</text:span></text:p>
      <text:p text:style-name="P8"><text:soft-page-break/><text:span text:style-name="T3">Esto viene por sus orígenes, en los que se demostró que sus métodos eran completamente vulnerables al análisis de tráfico, a la inyección de tramas y a los ataques de fuerza bruta, como pasaba con el sistema WEP. Su sucesor, WPA/WPA2 mejoraron bastante en el ámbito de la seguridad, pero todavía seguían siendo vulnerables al análisis del tráfico o a métodos como el K.R.A.K (que forzaba a utilizar una clave ya utilizada para conseguir el acceso a una red).</text:span></text:p>
      <text:p text:style-name="P8"><text:span text:style-name="T3"/></text:p>
      <text:p text:style-name="P8"><text:span text:style-name="T3">Asimismo, el hecho de que la seguridad de una red inalámbrica (de hogar, doméstica) dependa de una contraseña normal que el usuario puede cambiar hacen que sea muy probable que se use una sin tener en cuenta una longitud mínima para que sea difícil de adivinar.</text:span></text:p>
      <text:p text:style-name="P8"><text:span text:style-name="T3">Es por ello, que las redes inalámbricas que más seguras se consideran son las del entorno empresarial, ya que éstas dependen de un servidor tipo RADIUS que almacena los credenciales de conexión, pero incluso en estos entornos todavía se pueden dar una serie de vulnerabilidades.</text:span></text:p>
      <text:p text:style-name="P8"><text:span text:style-name="T3"/></text:p>
      <text:p text:style-name="P19"><text:span text:style-name="T3"/></text:p>
      <text:p text:style-name="P19"><text:span text:style-name="T3">53.- Describe los siguientes conceptos en el ámbito de las redes inalámbricas:</text:span></text:p>
      <text:p text:style-name="P19"><text:span text:style-name="T3"/></text:p>
      <text:p text:style-name="P19"><text:span text:style-name="T3"><text:s/></text:span><text:span text:style-name="T8"><text:s text:c="3"/>• PSK – PreShared Key: Es el tipo de autentificación implementado tanto en WEP como en WPA para la conexión a la red. Este tipo de clave se usaba por igual en todos los equipos de la red, lo que lo volvía peligroso si algún usuario no deseado se hacía con ella.</text:span></text:p>
      <text:p text:style-name="P8"><text:span text:style-name="T3"/></text:p>
      <text:p text:style-name="P8"><text:span text:style-name="T3"><text:s text:c="4"/>• RADIUS: Tipo de servidor dedicado en redes inalámbricas al almacenaje y al control de acceso a la red por parte de los usuarios. A diferencia de los entornos domésticos, en el que sólo se requiere la contraseña para el acceso, en estos servidores se almacenan las contraseñas de cada usuario de forma individual, lo que lo vuelve bastante más seguro en ese aspecto.</text:span></text:p>
      <text:p text:style-name="P8"><text:span text:style-name="T3"/></text:p>
      <text:p text:style-name="P8"><text:span text:style-name="T3"><text:s text:c="4"/>• TKIP - Temporal Key Integrity Protocol: El TKIP es un protocolo implementado por primera vez con el nacimiento del WPA. Este protocolo garantizaba que las claves temporales eran cambiadas cada cierto número de paquetes, lo que volvían un sistema mucho más seguro.</text:span></text:p>
      <text:p text:style-name="P8"><text:span text:style-name="T3"/></text:p>
      <text:p text:style-name="P8"><text:span text:style-name="T3"/></text:p>
      <text:p text:style-name="P8"><text:span text:style-name="T3"><text:s text:c="4"/>• MIC – Message Integrity Code: El MIC (o Código de Integridad del Mensaje) se trata de un código generado en la comunicación entre dos partes para asegurar que, en el tránsito del mensaje, éste haya podido ser alterado de cualquier forma. Asimismo, es una técnica más o menos segura ya que solo esas dos partes conocen, y por tanto, es complicado para alguien externo poder obtenerlo.</text:span></text:p>
      <text:p text:style-name="P8"><text:span text:style-name="T3"/></text:p>
      <text:p text:style-name="P8"><text:span text:style-name="T3"><text:s text:c="4"/>• Itinerancia (Roaming): La itinerancia o roaming es una técnica implementada por primera vez durante la estandarización de las redes IEEE 802.11f. Esta técnica permite que un dispositivo que se encuentre en una zona de cobertura con varios puntos de acceso seleccione automáticamente el más adecuado según el momento para garantizar una mejor calidad.</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 serif" svg:font-family="'San serif'" style:font-family-generic="swiss"/>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Diapositiva_20_de_20_título_7e_LT_7e_Gliederung_20_1" style:display-name="Diapositiva de título~LT~Gliederung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Esquema_20_4" style:display-name="Esquema 4" style:family="paragraph" style:parent-style-name="Esquema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4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4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3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8pt" fo:letter-spacing="normal" fo:font-style="italic" fo:text-shadow="none" style:text-underline-style="none" fo:font-weight="normal" style:letter-kerning="true" style:font-size-asian="18pt" style:font-style-asian="italic"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199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101cm" fo:margin-bottom="0cm" style:contextual-spacing="false" fo:line-height="93%" fo:text-align="start" style:justify-single-word="false" style:writing-mode="lr-tb"/>
      <style:text-properties fo:color="#191b0e"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30T09:54:25.038225812</meta:creation-date>
    <dc:date>2023-02-03T11:07:37.301000000</dc:date>
    <meta:editing-duration>PT4H50M5S</meta:editing-duration>
    <meta:editing-cycles>13</meta:editing-cycles>
    <meta:generator>LibreOffice/7.4.5.1$Windows_X86_64 LibreOffice_project/9c0871452b3918c1019dde9bfac75448afc4b57f</meta:generator>
    <meta:document-statistic meta:table-count="0" meta:image-count="0" meta:object-count="0" meta:page-count="11" meta:paragraph-count="129" meta:word-count="6336" meta:character-count="38049" meta:non-whitespace-character-count="31733"/>
  </office:meta>
</office:document-meta>
</file>